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weight="bold"/>
    </style:style>
    <style:style style:name="T2" style:family="text">
      <style:text-properties fo:font-weight="100"/>
    </style:style>
    <style:style style:name="P1" style:parent-style-name="Standard" style:family="paragraph">
      <style:text-properties fo:color="#000000" fo:font-family="Sans Serif"/>
    </style:style>
    <style:style style:name="P2" style:parent-style-name="Standard" style:family="paragraph">
      <style:text-properties fo:color="#000000" fo:font-family="Sans Serif" fo:font-weight="100"/>
    </style:style>
  </office:automatic-styles>
  <office:body>
    <office:text>
      <text:tracked-changes text:track-changes="false"/>
      <text:p text:style-name="P1">README:</text:p>
      <text:p text:style-name="P1"/>
      <text:p text:style-name="P1">It's a simple manager program, in this case we manage medicines.</text:p>
      <text:p text:style-name="P1"/>
      <text:p text:style-name="P1">You can add manually each medicine with all the fields required or you can load a file with all the informations,<text:s/><text:span text:style-name="T1">up to now the constraint<text:s/></text:span><text:span text:style-name="T2">is that the filename MUST be Farmacy.txt and MUST be present in the folder bin of the project.<text:s/></text:span></text:p>
      <text:p text:style-name="P1"/>
      <text:p text:style-name="P1"><text:span text:style-name="T2">the format of the file has to be:<text:s/></text:span></text:p>
      <text:p text:style-name="P1"/>
      <text:p text:style-name="P1"><text:span text:style-name="T2">________________________________________________</text:span></text:p>
      <text:p text:style-name="P1"><text:span text:style-name="T2"><text:s/>| Name | OriginalQuantity | ActualQuantity|</text:span></text:p>
      <text:p text:style-name="P2"><text:s/>| TakenQuantity | measure | frequency | cash |</text:p>
      <text:p text:style-name="P2"><text:s/>|_______________________________________________</text:p>
      <text:p text:style-name="P2"/>
      <text:p text:style-name="P2">where cash has to be true/ false, you can find an example in the bin folder.</text:p>
      <text:p text:style-name="P2"/>
      <text:p text:style-name="P2"><text:span text:style-name="T1">Up to now<text:s/></text:span>you have to insert manually all the medicines that are taken.</text:p>
      <text:p text:style-name="P2"/>
      <text:p text:style-name="P2">The programm provides a list of expiring drugs,<text:s/></text:p>
      <text:p text:style-name="P2">Some functions need to be implemented:</text:p>
      <text:p text:style-name="P2"><text:tab/>deletion of a drug in case you don't take it anymore</text:p>
      <text:p text:style-name="P2"><text:tab/>automatic update</text:p>
      <text:p text:style-name="P2"><text:tab/>patient basis</text:p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1</meta:generator>
    <dc:title/>
    <meta:initial-creator>Unknown</meta:initial-creator>
    <meta:editing-cycles>15</meta:editing-cycles>
    <dc:date>2014-04-10T11:53:37</dc:date>
    <meta:creation-date>2008-08-22T11:41:04</meta:creation-date>
    <dc:creator>antonio</dc:creator>
    <meta:user-defined meta:name="email">antoniolm23@gmail.com</meta:user-defined>
    <meta:user-defined meta:name="telephone-work">3401588603</meta:user-defined>
  </office:meta>
</office:document-meta>
</file>